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 style:font-pitch="variable"/>
    <style:font-face style:name="JetBrains Mono" svg:font-family="'JetBrains Mono'" style:font-pitch="fixed"/>
    <style:font-face style:name="JetBrains Mono Light" svg:font-family="'JetBrains Mono Light'" style:font-pitch="fixed"/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color="#ffffff" loext:opacity="100%" style:font-name="Jomolhari" fo:font-size="15pt" style:font-size-asian="15pt" style:font-size-complex="15pt">
        <loext:char-complex-color loext:theme-type="light1" loext:color-type="theme">
          <loext:transformation loext:type="lumoff" loext:value="0"/>
        </loext:char-complex-color>
      </style:text-properties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ffffff" loext:opacity="100%" style:font-name="JetBrains Mono Light" fo:font-size="15pt" officeooo:paragraph-rsid="000a5d47" style:font-size-asian="15pt" style:font-size-complex="15pt">
        <loext:char-complex-color loext:theme-type="light1" loext:color-type="theme">
          <loext:transformation loext:type="lumoff" loext:value="0"/>
        </loext:char-complex-color>
      </style:text-properties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ffffff" loext:opacity="100%" style:font-name="JetBrains Mono Light" fo:font-size="15pt" style:font-size-asian="15pt" style:font-size-complex="15pt">
        <loext:char-complex-color loext:theme-type="light1" loext:color-type="theme">
          <loext:transformation loext:type="lumoff" loext:value="0"/>
        </loext:char-complex-color>
      </style:text-properties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JetBrains Mono Light" fo:font-size="20pt" fo:font-weight="bold" officeooo:paragraph-rsid="000a5d47" style:font-size-asian="20pt" style:font-weight-asian="bold" style:font-size-complex="20pt" style:font-weight-complex="bold">
        <loext:char-complex-color loext:theme-type="accent6" loext:color-type="theme">
          <loext:transformation loext:type="lumoff" loext:value="0"/>
        </loext:char-complex-color>
      </style:text-properties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JetBrains Mono Light" fo:font-size="20pt" fo:font-weight="bold" officeooo:paragraph-rsid="000ab61d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JetBrains Mono Light" fo:font-size="20pt" fo:font-weight="bold" officeooo:paragraph-rsid="000a5d47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JetBrains Mono Light" fo:font-size="15pt" officeooo:paragraph-rsid="000a5d47" style:font-size-asian="15pt" style:font-size-complex="1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bc8be9" loext:opacity="100%" fo:font-size="24pt" fo:font-weight="bold" officeooo:paragraph-rsid="000ab61d" style:font-size-asian="24pt" style:font-weight-asian="bold" style:font-size-complex="24pt" style:font-weight-complex="bold">
        <loext:char-complex-color loext:theme-type="followed-hyperlink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0ab61d"/>
    </style:style>
    <style:style style:name="T3" style:family="text">
      <style:text-properties fo:color="#ffffff" loext:opacity="100%" officeooo:rsid="000ab61d"/>
    </style:style>
    <style:style style:name="T4" style:family="text">
      <style:text-properties fo:color="#ffffff" loext:opacity="100%" style:font-name="Droid Sans Devanagari" officeooo:rsid="000ab61d"/>
    </style:style>
    <style:style style:name="T5" style:family="text">
      <style:text-properties fo:color="#ffffff" loext:opacity="100%" style:font-name="JetBrains Mono" officeooo:rsid="000ab61d"/>
    </style:style>
    <style:style style:name="T6" style:family="text">
      <style:text-properties fo:color="#ffffff" loext:opacity="100%" style:font-name="JetBrains Mono Light" officeooo:rsid="000ab61d"/>
    </style:style>
    <style:style style:name="T7" style:family="text">
      <style:text-properties style:font-name="JetBrains Mono" officeooo:rsid="000ab61d"/>
    </style:style>
    <style:style style:name="T8" style:family="text">
      <style:text-properties style:font-name="JetBrains Mono Light" officeooo:rsid="000ab61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<text:s text:c="2"/></text:span><text:span text:style-name="T6"><text:s/>Intrusion detection system</text:span></text:p>
      <text:p text:style-name="P5">Networks and Internet protocols: </text:p>
      <text:p text:style-name="P2">Understand how networks and data flow work. Knowledge of Internet protocols such as TCP/IP and UDP.</text:p>
      <text:p text:style-name="P6">C language and data structures: </text:p>
      <text:p text:style-name="P2">Master the basics of the C language, such as working with variables and functions. Understand and use data structures, such as linked lists. </text:p>
      <text:p text:style-name="P6">Networking libraries in C:</text:p>
      <text:p text:style-name="P2"><text:s/>Study and use network libraries such as sockets to read data packets.</text:p>
      <text:p text:style-name="P7"><text:span text:style-name="T1">data analysis:</text:span> </text:p>
      <text:p text:style-name="P2">Learn how to analyze data packets and examine sent and received data. </text:p>
      <text:p text:style-name="P6">Cyber security concepts:</text:p>
      <text:p text:style-name="P2"><text:span text:style-name="T1"><text:s/></text:span>Understand the concepts of attacks and security threats. Studying how to detect patterns of attacks and unusual behaviors.</text:p>
      <text:p text:style-name="P7"><text:span text:style-name="T1">Dealing with notifications</text:span>:</text:p>
      <text:p text:style-name="P2"><text:s/>Develop a system to issue alerts when suspicious activity is detected. </text:p>
      <text:p text:style-name="P4">Navigating the operating system:</text:p>
      <text:p text:style-name="P2"><text:s/>Understand how to interact with system components and read network information.</text:p>
      <text:section text:style-name="Sect1" text:name="ow401">
        <text:p text:style-name="P3"/>
      </text:section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 style:font-pitch="variable"/>
    <style:font-face style:name="JetBrains Mono" svg:font-family="'JetBrains Mono'" style:font-pitch="fixed"/>
    <style:font-face style:name="JetBrains Mono Light" svg:font-family="'JetBrains Mono Light'" style:font-pitch="fixed"/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Gradient_20_1" draw:display-name="Gradient 1" draw:style="linear" draw:start-color="#000000" draw:end-color="#2a6099" draw:start-intensity="100%" draw:end-intensity="100%" draw:angle="15deg" draw:border="47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5304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gradient-name="Gradient_20_1" draw:gradient-step-count="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7:21:06.414365488</meta:creation-date>
    <dc:date>2023-12-03T15:57:02.868536609</dc:date>
    <meta:editing-duration>PT9M2S</meta:editing-duration>
    <meta:editing-cycles>2</meta:editing-cycles>
    <meta:generator>LibreOffice/7.6.3.1$Linux_X86_64 LibreOffice_project/60$Build-1</meta:generator>
    <meta:document-statistic meta:table-count="0" meta:image-count="0" meta:object-count="0" meta:page-count="1" meta:paragraph-count="15" meta:word-count="131" meta:character-count="873" meta:non-whitespace-character-count="744"/>
  </office:meta>
</office:document-meta>
</file>